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LFREDO LA TORR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SANOVA ENRRIQUEZ, AMALIA MARGOT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SANOVA ENRRIQUEZ, AMALIA MARGOT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01775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3:44:2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